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919" officeooo:paragraph-rsid="0016b919"/>
    </style:style>
    <style:style style:name="P2" style:family="paragraph" style:parent-style-name="Standard">
      <style:paragraph-properties fo:text-align="center" style:justify-single-word="false"/>
      <style:text-properties officeooo:rsid="0016b919" officeooo:paragraph-rsid="0016b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ПРОВОДИТЕЛЬНОЕ ПИСЬМО</text:p>
      <text:p text:style-name="P1">В соответствии с требованиями и т. д. Приведены в таблице ниже: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Почтальон Печкин</text:p>
          </table:table-cell>
          <table:table-cell office:value-type="string">
            <text:p>не известно</text:p>
          </table:table-cell>
          <table:table-cell office:value-type="string">
            <text:p>ЛО, д. Простоквашино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14:59.129000000</meta:creation-date>
    <dc:date>2023-05-28T17:32:19.059575</dc:date>
    <meta:editing-duration>PT2M5S</meta:editing-duration>
    <meta:editing-cycles>2</meta:editing-cycles>
    <meta:document-statistic meta:table-count="0" meta:image-count="0" meta:object-count="0" meta:page-count="1" meta:paragraph-count="2" meta:word-count="13" meta:character-count="86" meta:non-whitespace-character-count="75"/>
    <meta:generator>http://pypi.python.org/pypi/ezodf/0.1.0$Python3.9.6 (tags/v3.9.6:db3ff76, Jun 28 2021, 15:26:21) [MSC v.1929 64 bit (AMD64)]</meta:generator>
  </office:meta>
</office:document-meta>
</file>